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  <style:style style:name="ce5" style:family="table-cell" style:parent-style-name="Default" style:data-style-name="N99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style-name="ce5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FALS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3"/>
        </table:named-expressions>
      </table:table>
      <table:named-expressions/>
      <table:database-ranges>
        <table:database-range table:name="__Anonymous_Sheet_DB__0" table:target-range-address="Height_0_20198281030.A1:Height_0_20198281030.DB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 style:data-style-name="N2" text:time-value="17:28:22.227109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0-30T17:28:45.681503576</dc:date>
    <meta:editing-cycles>3</meta:editing-cycles>
    <meta:editing-duration>PT23S</meta:editing-duration>
    <meta:generator>LibreOffice/6.0.7.3$Linux_X86_64 LibreOffice_project/00m0$Build-3</meta:generator>
    <meta:document-statistic meta:table-count="1" meta:cell-count="3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